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45" style:master-page-name="MasterPage2" style:family="paragraph" style:name="P142">
      <style:text-properties fo:color="#000000"/>
      <style:paragraph-properties/>
    </style:style>
    <style:style style:family="text" style:name="T43">
      <style:text-properties fo:color="#000000"/>
    </style:style>
    <style:style style:family="text" style:name="T44">
      <style:text-properties fo:color="#000000"/>
    </style:style>
    <style:style style:parent-style-name="641" style:family="paragraph" style:name="P144">
      <style:text-properties fo:color="#000000"/>
      <style:paragraph-properties/>
    </style:style>
    <style:style style:family="text" style:name="T45">
      <style:text-properties fo:color="#000000"/>
    </style:style>
    <style:style style:family="text" style:name="T46">
      <style:text-properties fo:color="#000000"/>
    </style:style>
    <style:style style:parent-style-name="641" style:family="paragraph" style:name="P145">
      <style:paragraph-properties/>
    </style:style>
    <style:style style:parent-style-name="641" style:list-style-name="WWNum1" style:family="paragraph" style:name="P146">
      <style:paragraph-properties/>
    </style:style>
    <style:style style:parent-style-name="641" style:list-style-name="WWNum1" style:family="paragraph" style:name="P147">
      <style:paragraph-properties/>
    </style:style>
    <style:style style:parent-style-name="641" style:list-style-name="WWNum2" style:family="paragraph" style:name="P148">
      <style:paragraph-properties/>
    </style:style>
    <style:style style:parent-style-name="641" style:list-style-name="WWNum1" style:family="paragraph" style:name="P149">
      <style:paragraph-properties/>
    </style:style>
    <style:style style:parent-style-name="641" style:list-style-name="WWNum1" style:family="paragraph" style:name="P150">
      <style:paragraph-properties/>
    </style:style>
    <style:style style:parent-style-name="641" style:list-style-name="WWNum3" style:family="paragraph" style:name="P151">
      <style:paragraph-properties/>
    </style:style>
    <style:style style:parent-style-name="641" style:list-style-name="WWNum3" style:family="paragraph" style:name="P152">
      <style:paragraph-properties/>
    </style:style>
    <style:style style:parent-style-name="641" style:list-style-name="WWNum1" style:family="paragraph" style:name="P153">
      <style:paragraph-properties/>
    </style:style>
    <style:style style:parent-style-name="641" style:family="paragraph" style:name="P154">
      <style:text-properties fo:color="#000000"/>
      <style:paragraph-properties/>
    </style:style>
    <style:style style:family="text" style:name="T47">
      <style:text-properties fo:color="#000000"/>
    </style:style>
    <style:style style:family="text" style:name="T48">
      <style:text-properties fo:color="#000000"/>
    </style:style>
    <style:style style:parent-style-name="641" style:family="paragraph" style:name="P155">
      <style:text-properties fo:color="#000000"/>
      <style:paragraph-properties/>
    </style:style>
    <style:style style:family="text" style:name="T49">
      <style:text-properties fo:color="#000000"/>
    </style:style>
    <style:style style:family="text" style:name="T50">
      <style:text-properties fo:color="#000000"/>
    </style:style>
    <style:style style:parent-style-name="646" style:family="paragraph" style:name="P156">
      <style:text-properties/>
      <style:paragraph-properties fo:break-before="page"/>
    </style:style>
    <style:style style:parent-style-name="641" style:family="paragraph" style:name="P157">
      <style:paragraph-properties/>
    </style:style>
    <style:style style:parent-style-name="641" style:family="paragraph" style:name="P158">
      <style:paragraph-properties/>
    </style:style>
    <style:style style:parent-style-name="641" style:family="paragraph" style:name="P159">
      <style:paragraph-properties/>
    </style:style>
    <style:style style:parent-style-name="756" style:list-style-name="WWNum4" style:family="paragraph" style:name="P160">
      <style:paragraph-properties/>
    </style:style>
    <style:style style:family="text" style:name="T51">
      <style:text-properties fo:font-style="italic" fo:font-weight="bold"/>
    </style:style>
    <style:style style:family="text" style:name="T52">
      <style:text-properties fo:font-style="italic"/>
    </style:style>
    <style:style style:parent-style-name="756" style:list-style-name="WWNum4" style:family="paragraph" style:name="P161">
      <style:paragraph-properties/>
    </style:style>
    <style:style style:parent-style-name="756" style:list-style-name="WWNum4" style:family="paragraph" style:name="P162">
      <style:paragraph-properties/>
    </style:style>
    <style:style style:parent-style-name="756" style:list-style-name="WWNum4" style:family="paragraph" style:name="P163">
      <style:paragraph-properties/>
    </style:style>
    <style:style style:parent-style-name="756" style:list-style-name="WWNum4" style:family="paragraph" style:name="P164">
      <style:paragraph-properties/>
    </style:style>
    <style:style style:parent-style-name="639" style:list-style-name="WWNum4" style:family="paragraph" style:name="P165">
      <style:paragraph-properties/>
    </style:style>
    <style:style style:family="text" style:name="T53">
      <style:text-properties fo:font-style="italic" fo:font-weight="bold"/>
    </style:style>
    <style:style style:family="text" style:name="T54">
      <style:text-properties fo:font-style="italic" fo:font-weight="bold"/>
    </style:style>
    <style:style style:family="text" style:name="T55">
      <style:text-properties fo:font-style="italic" fo:font-weight="bold"/>
    </style:style>
    <style:style style:family="text" style:name="T56">
      <style:text-properties fo:font-style="normal" fo:font-weight="normal"/>
    </style:style>
    <style:style style:parent-style-name="639" style:list-style-name="WWNum4" style:family="paragraph" style:name="P166">
      <style:text-properties fo:font-style="normal" fo:font-weight="normal"/>
      <style:paragraph-properties/>
    </style:style>
    <style:style style:family="text" style:name="T57">
      <style:text-properties fo:font-style="normal" fo:font-weight="normal"/>
    </style:style>
    <style:style style:family="text" style:name="T58">
      <style:text-properties fo:font-style="normal" fo:font-weight="normal"/>
    </style:style>
    <style:style style:parent-style-name="639" style:list-style-name="WWNum4" style:family="paragraph" style:name="P167">
      <style:text-properties fo:font-style="normal" fo:font-weight="normal"/>
      <style:paragraph-properties/>
    </style:style>
    <style:style style:family="text" style:name="T59">
      <style:text-properties fo:font-style="normal" fo:font-weight="normal"/>
    </style:style>
    <style:style style:family="text" style:name="T60">
      <style:text-properties fo:font-style="normal" fo:font-weight="normal"/>
    </style:style>
    <style:style style:parent-style-name="639" style:family="paragraph" style:name="P168">
      <style:paragraph-properties/>
    </style:style>
    <style:style style:family="text" style:name="T61">
      <style:text-properties fo:font-style="normal" fo:font-weight="normal"/>
    </style:style>
    <style:style style:family="text" style:name="T62">
      <style:text-properties fo:font-style="italic" fo:font-weight="bold"/>
    </style:style>
    <style:style style:family="text" style:name="T63">
      <style:text-properties fo:font-style="normal" fo:font-weight="normal"/>
    </style:style>
    <style:style style:family="text" style:name="T64">
      <style:text-properties fo:font-style="italic" fo:font-weight="bold"/>
    </style:style>
    <style:style style:family="text" style:name="T65">
      <style:text-properties fo:font-style="normal" fo:font-weight="normal"/>
    </style:style>
    <style:style style:family="text" style:name="T66">
      <style:text-properties fo:font-style="italic" fo:font-weight="bold"/>
    </style:style>
    <style:style style:parent-style-name="756" style:list-style-name="WWNum4" style:family="paragraph" style:name="P169">
      <style:paragraph-properties/>
    </style:style>
    <style:style style:family="text" style:name="T67">
      <style:text-properties fo:font-style="italic" fo:font-weight="bold"/>
    </style:style>
    <style:style style:family="text" style:name="T68">
      <style:text-properties fo:font-style="normal" fo:font-weight="normal"/>
    </style:style>
    <style:style style:family="text" style:name="T69">
      <style:text-properties fo:font-style="normal" fo:font-weight="normal"/>
    </style:style>
    <style:style style:parent-style-name="756" style:family="paragraph" style:name="P170">
      <style:text-properties fo:font-style="normal" fo:font-weight="normal"/>
      <style:paragraph-properties/>
    </style:style>
    <style:style style:family="text" style:name="T70">
      <style:text-properties fo:font-style="normal" fo:font-weight="normal"/>
    </style:style>
    <style:style style:family="text" style:name="T71">
      <style:text-properties fo:font-style="normal" fo:font-weight="normal"/>
    </style:style>
    <style:style style:parent-style-name="756" style:family="paragraph" style:name="P171">
      <style:text-properties fo:font-style="normal" fo:font-weight="normal"/>
      <style:paragraph-properties/>
    </style:style>
    <style:style style:family="text" style:name="T72">
      <style:text-properties fo:font-style="normal" fo:font-weight="normal"/>
    </style:style>
    <style:style style:family="text" style:name="T73">
      <style:text-properties fo:font-style="normal" fo:font-weight="normal"/>
    </style:style>
    <style:style style:parent-style-name="646" style:family="paragraph" style:name="P172">
      <style:paragraph-properties fo:break-before="page"/>
    </style:style>
    <style:style style:parent-style-name="641" style:family="paragraph" style:name="P173">
      <style:paragraph-properties/>
    </style:style>
    <style:style style:parent-style-name="641" style:family="paragraph" style:name="P174">
      <style:paragraph-properties/>
    </style:style>
    <style:style style:parent-style-name="641" style:family="paragraph" style:name="P175">
      <style:paragraph-properties/>
    </style:style>
    <style:style style:parent-style-name="641" style:family="paragraph" style:name="P176">
      <style:paragraph-properties/>
    </style:style>
    <style:style style:family="text" style:name="T74">
      <style:text-properties fo:font-family="Liberation Serif"/>
    </style:style>
    <style:style style:family="text" style:name="T75">
      <style:text-properties fo:font-family="Liberation Serif"/>
    </style:style>
    <style:style style:parent-style-name="641" style:family="paragraph" style:name="P177">
      <style:text-properties fo:font-family="Liberation Serif"/>
      <style:paragraph-properties/>
    </style:style>
    <style:style style:family="text" style:name="T76">
      <style:text-properties fo:font-family="Liberation Serif"/>
    </style:style>
    <style:style style:family="text" style:name="T77">
      <style:text-properties fo:font-family="Liberation Serif"/>
    </style:style>
    <style:style style:family="text" style:name="T78">
      <style:text-properties fo:font-family="Liberation Serif"/>
    </style:style>
    <style:style style:family="text" style:name="T79">
      <style:text-properties fo:font-family="Liberation Serif"/>
    </style:style>
    <style:style style:parent-style-name="641" style:family="paragraph" style:name="P178">
      <style:text-properties fo:font-family="Liberation Serif"/>
      <style:paragraph-properties/>
    </style:style>
    <style:style style:family="text" style:name="T80">
      <style:text-properties fo:font-family="Liberation Serif"/>
    </style:style>
    <style:style style:family="text" style:name="T81">
      <style:text-properties fo:font-family="Liberation Serif"/>
    </style:style>
    <style:style style:parent-style-name="641" style:family="paragraph" style:name="P179">
      <style:text-properties fo:font-family="Liberation Serif"/>
      <style:paragraph-properties/>
    </style:style>
    <style:style style:family="text" style:name="T82">
      <style:text-properties fo:font-family="Liberation Serif"/>
    </style:style>
    <style:style style:family="text" style:name="T83">
      <style:text-properties fo:font-family="Liberation Serif"/>
    </style:style>
    <style:style style:family="text" style:name="T84">
      <style:text-properties fo:font-family="Liberation Serif"/>
    </style:style>
    <style:style style:parent-style-name="641" style:family="paragraph" style:name="P180">
      <style:text-properties fo:font-family="Liberation Serif"/>
      <style:paragraph-properties/>
    </style:style>
    <style:style style:family="text" style:name="T85">
      <style:text-properties fo:font-family="Liberation Serif"/>
    </style:style>
    <style:style style:family="text" style:name="T86">
      <style:text-properties fo:font-family="Liberation Serif"/>
    </style:style>
    <style:style style:parent-style-name="641" style:family="paragraph" style:name="P181">
      <style:text-properties fo:font-family="Liberation Serif"/>
      <style:paragraph-properties/>
    </style:style>
    <style:style style:family="text" style:name="T87">
      <style:text-properties fo:font-family="Liberation Serif"/>
    </style:style>
    <style:style style:family="text" style:name="T88">
      <style:text-properties fo:font-family="Liberation Serif"/>
    </style:style>
    <style:style style:parent-style-name="641" style:family="paragraph" style:name="P182">
      <style:text-properties fo:font-family="Liberation Serif"/>
      <style:paragraph-properties/>
    </style:style>
    <style:style style:family="text" style:name="T89">
      <style:text-properties fo:font-family="Liberation Serif"/>
    </style:style>
    <style:style style:family="text" style:name="T90">
      <style:text-properties fo:font-family="Liberation Serif"/>
    </style:style>
    <style:style style:parent-style-name="641" style:list-style-name="WWNum5" style:family="paragraph" style:name="P183">
      <style:text-properties fo:font-family="Liberation Serif"/>
      <style:paragraph-properties/>
    </style:style>
    <style:style style:family="text" style:name="T91">
      <style:text-properties fo:font-family="Liberation Serif"/>
    </style:style>
    <style:style style:family="text" style:name="T92">
      <style:text-properties fo:font-family="Liberation Serif"/>
    </style:style>
    <style:style style:parent-style-name="641" style:list-style-name="WWNum5" style:family="paragraph" style:name="P184">
      <style:text-properties fo:font-family="Liberation Serif"/>
      <style:paragraph-properties/>
    </style:style>
    <style:style style:family="text" style:name="T93">
      <style:text-properties fo:font-family="Liberation Serif"/>
    </style:style>
    <style:style style:family="text" style:name="T94">
      <style:text-properties fo:font-family="Liberation Serif"/>
    </style:style>
    <style:style style:parent-style-name="641" style:list-style-name="WWNum5" style:family="paragraph" style:name="P185">
      <style:text-properties fo:font-family="Liberation Serif"/>
      <style:paragraph-properties/>
    </style:style>
    <style:style style:family="text" style:name="T95">
      <style:text-properties fo:font-family="Liberation Serif"/>
    </style:style>
    <style:style style:family="text" style:name="T96">
      <style:text-properties fo:font-family="Liberation Serif"/>
    </style:style>
    <style:style style:parent-style-name="641" style:list-style-name="WWNum5" style:family="paragraph" style:name="P186">
      <style:text-properties fo:font-family="Liberation Serif"/>
      <style:paragraph-properties/>
    </style:style>
    <style:style style:family="text" style:name="T97">
      <style:text-properties fo:font-family="Liberation Serif"/>
    </style:style>
    <style:style style:family="text" style:name="T98">
      <style:text-properties fo:font-family="Liberation Serif"/>
    </style:style>
    <style:style style:parent-style-name="641" style:list-style-name="WWNum5" style:family="paragraph" style:name="P187">
      <style:text-properties fo:font-family="Liberation Serif"/>
      <style:paragraph-properties/>
    </style:style>
    <style:style style:family="text" style:name="T99">
      <style:text-properties fo:font-family="Liberation Serif"/>
    </style:style>
    <style:style style:family="text" style:name="T100">
      <style:text-properties fo:font-family="Liberation Serif"/>
    </style:style>
    <style:style style:parent-style-name="641" style:list-style-name="WWNum5" style:family="paragraph" style:name="P188">
      <style:text-properties fo:font-family="Liberation Serif"/>
      <style:paragraph-properties/>
    </style:style>
    <style:style style:family="text" style:name="T101">
      <style:text-properties fo:font-family="Liberation Serif"/>
    </style:style>
    <style:style style:family="text" style:name="T102">
      <style:text-properties fo:font-family="Liberation Serif"/>
    </style:style>
    <style:style style:parent-style-name="641" style:list-style-name="WWNum5" style:family="paragraph" style:name="P189">
      <style:text-properties fo:font-family="Liberation Serif"/>
      <style:paragraph-properties/>
    </style:style>
    <style:style style:family="text" style:name="T103">
      <style:text-properties fo:font-family="Liberation Serif"/>
    </style:style>
    <style:style style:family="text" style:name="T104">
      <style:text-properties fo:font-family="Liberation Serif"/>
    </style:style>
    <style:style style:parent-style-name="641" style:list-style-name="WWNum5" style:family="paragraph" style:name="P190">
      <style:text-properties fo:font-family="Liberation Serif"/>
      <style:paragraph-properties/>
    </style:style>
    <style:style style:family="text" style:name="T105">
      <style:text-properties fo:font-family="Liberation Serif"/>
    </style:style>
    <style:style style:family="text" style:name="T106">
      <style:text-properties fo:font-family="Liberation Serif"/>
    </style:style>
    <style:style style:family="text" style:name="T107">
      <style:text-properties fo:font-family="Liberation Serif"/>
    </style:style>
    <style:style style:parent-style-name="641" style:list-style-name="WWNum5" style:family="paragraph" style:name="P191">
      <style:text-properties fo:font-family="Liberation Serif"/>
      <style:paragraph-properties/>
    </style:style>
    <style:style style:family="text" style:name="T108">
      <style:text-properties fo:font-family="Liberation Serif"/>
    </style:style>
    <style:style style:family="text" style:name="T109">
      <style:text-properties fo:font-family="Liberation Serif"/>
    </style:style>
    <style:style style:parent-style-name="641" style:list-style-name="WWNum5" style:family="paragraph" style:name="P192">
      <style:text-properties fo:font-family="Liberation Serif"/>
      <style:paragraph-properties/>
    </style:style>
    <style:style style:family="text" style:name="T110">
      <style:text-properties fo:font-family="Liberation Serif"/>
    </style:style>
    <style:style style:family="text" style:name="T111">
      <style:text-properties fo:font-family="Liberation Serif"/>
    </style:style>
    <style:style style:parent-style-name="641" style:list-style-name="WWNum5" style:family="paragraph" style:name="P193">
      <style:text-properties fo:font-family="Liberation Serif"/>
      <style:paragraph-properties/>
    </style:style>
    <style:style style:family="text" style:name="T112">
      <style:text-properties fo:font-family="Liberation Serif"/>
    </style:style>
    <style:style style:family="text" style:name="T113">
      <style:text-properties fo:font-family="Liberation Serif"/>
    </style:style>
    <style:style style:parent-style-name="641" style:family="paragraph" style:name="P194">
      <style:text-properties fo:font-family="Liberation Serif"/>
      <style:paragraph-properties/>
    </style:style>
    <style:style style:family="text" style:name="T114">
      <style:text-properties fo:font-family="Liberation Serif"/>
    </style:style>
    <style:style style:family="text" style:name="T115">
      <style:text-properties fo:font-family="Liberation Serif"/>
    </style:style>
    <style:style style:parent-style-name="641" style:family="paragraph" style:name="P195">
      <style:text-properties fo:font-family="Liberation Serif"/>
      <style:paragraph-properties/>
    </style:style>
    <style:style style:family="text" style:name="T116">
      <style:text-properties fo:font-family="Liberation Serif"/>
    </style:style>
    <style:style style:family="text" style:name="T117">
      <style:text-properties fo:font-family="Liberation Serif"/>
    </style:style>
    <style:style style:parent-style-name="641" style:family="paragraph" style:name="P196">
      <style:text-properties fo:font-family="Liberation Serif"/>
      <style:paragraph-properties/>
    </style:style>
    <style:style style:family="text" style:name="T118">
      <style:text-properties fo:font-family="Liberation Serif"/>
    </style:style>
    <style:style style:family="text" style:name="T119">
      <style:text-properties fo:font-family="Liberation Serif"/>
    </style:style>
    <style:style style:family="text" style:name="T120">
      <style:text-properties fo:font-family="Liberation Serif"/>
    </style:style>
    <style:style style:family="text" style:name="T121">
      <style:text-properties fo:font-family="Liberation Serif"/>
    </style:style>
    <style:style style:family="text" style:name="T122">
      <style:text-properties fo:font-family="Liberation Serif"/>
    </style:style>
    <style:style style:family="text" style:name="T123">
      <style:text-properties fo:font-family="Liberation Serif"/>
    </style:style>
    <style:style style:family="text" style:name="T124">
      <style:text-properties fo:font-family="Liberation Serif"/>
    </style:style>
    <style:style style:parent-style-name="646" style:family="paragraph" style:name="P197">
      <style:paragraph-properties fo:break-before="page"/>
    </style:style>
    <style:style style:parent-style-name="641" style:family="paragraph" style:name="P198">
      <style:paragraph-properties/>
    </style:style>
    <style:style style:parent-style-name="641" style:family="paragraph" style:name="P199">
      <style:paragraph-properties/>
    </style:style>
    <style:style style:parent-style-name="641" style:family="paragraph" style:name="P200">
      <style:paragraph-properties/>
    </style:style>
    <style:style style:parent-style-name="641" style:family="paragraph" style:name="P201">
      <style:paragraph-properties/>
    </style:style>
    <style:style style:parent-style-name="641" style:family="paragraph" style:name="P202">
      <style:paragraph-properties/>
    </style:style>
    <style:style style:parent-style-name="646" style:family="paragraph" style:name="P203">
      <style:paragraph-properties fo:break-before="page"/>
    </style:style>
    <style:style style:parent-style-name="641" style:family="paragraph" style:name="P204">
      <style:paragraph-properties/>
    </style:style>
    <style:style style:parent-style-name="641" style:family="paragraph" style:name="P205">
      <style:paragraph-properties/>
    </style:style>
    <style:style style:parent-style-name="641" style:family="paragraph" style:name="P206">
      <style:paragraph-properties/>
    </style:style>
    <style:style style:parent-style-name="641" style:family="paragraph" style:name="P207">
      <style:paragraph-properties/>
    </style:style>
    <style:style style:parent-style-name="641" style:family="paragraph" style:name="P208">
      <style:paragraph-properties/>
    </style:style>
    <style:style style:parent-style-name="641" style:family="paragraph" style:name="P209">
      <style:paragraph-properties/>
    </style:style>
    <style:style style:parent-style-name="641" style:family="paragraph" style:name="P210">
      <style:paragraph-properties/>
    </style:style>
    <style:style style:parent-style-name="641" style:family="paragraph" style:name="P211">
      <style:paragraph-properties/>
    </style:style>
    <style:style style:parent-style-name="641" style:family="paragraph" style:name="P212">
      <style:paragraph-properties/>
    </style:style>
    <style:style style:parent-style-name="646" style:family="paragraph" style:name="P213">
      <style:paragraph-properties fo:break-before="page"/>
    </style:style>
    <style:style style:parent-style-name="641" style:family="paragraph" style:name="P214">
      <style:paragraph-properties/>
    </style:style>
    <style:style style:parent-style-name="641" style:family="paragraph" style:name="P215">
      <style:paragraph-properties/>
    </style:style>
    <style:style style:parent-style-name="641" style:family="paragraph" style:name="P216">
      <style:paragraph-properties/>
    </style:style>
    <style:style style:parent-style-name="641" style:family="paragraph" style:name="P217">
      <style:paragraph-properties/>
    </style:style>
  </office:automatic-styles>
  <office:body>
    <office:text text:use-soft-page-breaks="true">
      <text:p text:style-name="P142"><text:span text:style-name="T43">Risques et protection juridique de l’identité numérique du lycée</text:span><text:span text:style-name="T44"/></text:p>
      <text:p text:style-name="P144"><text:span text:style-name="T45"/><text:span text:style-name="T46"/></text:p>
      <text:p text:style-name="P145"><text:span/><text:span/></text:p>
      <text:list text:style-name="WWNum1" text:continue-numbering="true">
        <text:list-item>
          <text:p text:style-name="P146"><text:span>Q</text:span><text:span>u’est-ce que l’identité numérique ?</text:span><text:span/></text:p>
        </text:list-item>
        <text:list-item>
          <text:p text:style-name="P147"><text:span>Quelles menaces pèsent sur l’identité numérique ?</text:span><text:span/></text:p>
        </text:list-item>
      </text:list>
      <text:list text:style-name="WWNum2" text:continue-numbering="true">
        <text:list-item>
          <text:list>
            <text:list-item>
              <text:p text:style-name="P148"><text:span>Quelles conséquences pour l’entreprise quand son identité numérique a été atteinte ?</text:span><text:span/></text:p>
            </text:list-item>
          </text:list>
        </text:list-item>
      </text:list>
      <text:list text:style-name="WWNum1" text:continue-numbering="true">
        <text:list-item>
          <text:p text:style-name="P149"><text:span>Quelles sont les sanctions juridiques ?</text:span><text:span/></text:p>
        </text:list-item>
        <text:list-item>
          <text:p text:style-name="P150"><text:span>Quelles protections techniques pour l’identité numérique ?</text:span><text:span/></text:p>
        </text:list-item>
      </text:list>
      <text:list text:style-name="WWNum3" text:continue-numbering="true">
        <text:list-item>
          <text:list>
            <text:list-item>
              <text:p text:style-name="P151"><text:span>Les dispositifs de protections</text:span><text:span/></text:p>
            </text:list-item>
            <text:list-item>
              <text:p text:style-name="P152"><text:span>La prévention du côté utilisateur</text:span><text:span/></text:p>
            </text:list-item>
          </text:list>
        </text:list-item>
      </text:list>
      <text:list text:style-name="WWNum1" text:continue-numbering="true">
        <text:list-item>
          <text:p text:style-name="P153"><text:span>Que faire en cas d’usurpation d’identité ?</text:span><text:span/></text:p>
        </text:list-item>
      </text:list>
      <text:p text:style-name="P154"><text:span text:style-name="T47"/><text:span text:style-name="T48"/></text:p>
      <text:p text:style-name="P155"><text:span text:style-name="T49"/><text:span text:style-name="T50"/></text:p>
      <text:list>
        <text:list-item>
          <text:h text:outline-level="2" text:restart-numbering="0" text:is-list-header="0" text:style-name="P156"><text:span>1. Qu’est-ce que l’identité numérique ?</text:span><text:span/></text:h>
        </text:list-item>
      </text:list>
      <text:p text:style-name="P157"><text:span/><text:span/></text:p>
      <text:p text:style-name="P158"><text:span/><text:span/></text:p>
      <text:p text:style-name="P159"><text:span>L’identité numérique englobe trois concepts identitaires :</text:span><text:span/></text:p>
      <text:list text:style-name="WWNum4" text:continue-numbering="true">
        <text:list-item>
          <text:p text:style-name="P160"><text:span text:style-name="T51">L’identité déclarative :</text:span><text:span><text:s/></text:span><text:span>les éléments identitaires renseignés</text:span><text:span text:style-name="T52"> volontairement </text:span><text:span>par l’entité en question. Il peut s’agir :<text:line-break/></text:span><text:span/></text:p>
        </text:list-item>
        <text:list-item>
          <text:list>
            <text:list-item>
              <text:p text:style-name="P161"><text:span>des coordonnées de contacts (adresse email, numéro de téléphone,…)</text:span><text:span/></text:p>
            </text:list-item>
            <text:list-item>
              <text:p text:style-name="P162"><text:span>d’un nom</text:span><text:span/></text:p>
            </text:list-item>
            <text:list-item>
              <text:p text:style-name="P163"><text:span>d’une licence</text:span><text:span/></text:p>
            </text:list-item>
            <text:list-item>
              <text:p text:style-name="P164"><text:span>et de divers autres éléments supplémentaires (âge, données bancaires…)<text:line-break/></text:span><text:span/></text:p>
            </text:list-item>
          </text:list>
        </text:list-item>
        <text:list-item>
          <text:p text:style-name="P165"><text:span text:style-name="T53">L’identité </text:span><text:span text:style-name="T54">agissante </text:span><text:span text:style-name="T55">: </text:span><text:span text:style-name="T56">l’activité de l’entité en ligne. Il s’agit :<text:line-break/></text:span><text:span/></text:p>
        </text:list-item>
        <text:list-item>
          <text:list>
            <text:list-item>
              <text:p text:style-name="P166"><text:span text:style-name="T57">de son activité sociale en ligne (réseaux sociaux, emails,…)</text:span><text:span text:style-name="T58"/></text:p>
            </text:list-item>
            <text:list-item>
              <text:p text:style-name="P167"><text:span text:style-name="T59">de son activité professionnelle en ligne (bureautique, collaboration, télétravail,…)</text:span><text:span text:style-name="T60"/></text:p>
            </text:list-item>
          </text:list>
        </text:list-item>
      </text:list>
      <text:p text:style-name="P168"><text:span text:style-name="T61"><text:line-break/>Beaucoup de logiciels privés, professionnels comme Office365 ou sociaux comme Instagram, mesurent automatiquement ces données et les transmettent au vendeur : on parle de </text:span><text:span text:style-name="T62">télémétrie </text:span><text:span text:style-name="T63">et de </text:span><text:span text:style-name="T64">données télémétriques</text:span><text:span text:style-name="T65">.<text:line-break/></text:span><text:span text:style-name="T66"><text:line-break/></text:span><text:span/></text:p>
      <text:list text:style-name="WWNum4" text:continue-numbering="true">
        <text:list-item>
          <text:p text:style-name="P169"><text:span text:style-name="T67">L’identité calculée : </text:span><text:span text:style-name="T68">Les </text:span><text:span text:style-name="T69">éléments identitaires déduits de l’analyse des issues de l’identité active. Au fil du temps, les analyses s’affinent. On peut ainsi déduire d’autres données comme les centres d’intérêts ou même la localisation de l’entité, ou encore ses relations sociales…</text:span><text:span/></text:p>
        </text:list-item>
      </text:list>
      <text:p text:style-name="P170"><text:span text:style-name="T70"/><text:span text:style-name="T71"/></text:p>
      <text:p text:style-name="P171"><text:span text:style-name="T72">L’identité numérique concerne donc non seulement les données renseignées volontairement, mais aussi celles issues de son activité et de l’analyse de celle-ci.</text:span><text:span text:style-name="T73"/></text:p>
      <text:list>
        <text:list-item>
          <text:h text:outline-level="2" text:restart-numbering="0" text:is-list-header="0" text:style-name="P172"><text:span>2. Quelles menaces pèsent sur l’identité numérique ?</text:span><text:span/></text:h>
        </text:list-item>
      </text:list>
      <text:p text:style-name="P173"><text:span/><text:span/></text:p>
      <text:p text:style-name="P174"><text:span/><text:span/></text:p>
      <text:p text:style-name="P175"><text:span>L’identité numérique représente donc une entreprise, en ligne. Alors, par malveillance, elle peut être ternie, à des fins multiples.</text:span><text:span/></text:p>
      <text:p text:style-name="P176"><text:span>Par exemple, la concurrence peut manipuler l’opinion des clients et partageant des appréciations négatives infondées, en diffusant de fausses informations, des rumeurs... Les man</text:span><text:span text:style-name="T74">œ</text:span><text:span text:style-name="T75">uvres peuvent être plus poussées, comme l’altération de documents.</text:span><text:span/></text:p>
      <text:p text:style-name="P177"><text:span text:style-name="T76">Là encore, par intérêt concurrentiel </text:span><text:span text:style-name="T77">mais aussi simplement malhonnête</text:span><text:span text:style-name="T78">, le vol de données permet d’usurper une identité ou encore la contrefaçon, et même au chantage sous menace de diffuser des données compromettantes.</text:span><text:span text:style-name="T79"/></text:p>
      <text:p text:style-name="P178"><text:span text:style-name="T80">L’interêt d’usurper peut toucher chômage partiel.</text:span><text:span text:style-name="T81"/></text:p>
      <text:p text:style-name="P179"><text:span text:style-name="T82">Très souvent, les conséquences de l’atteinte à l’identité numérique d’une entreprise sont économiques. En effet, l’argent reste le motif et le moyen de chantage le plus efficace. Toutefois, dans </text:span><text:span text:style-name="T83">le cas de la fuite de données sensibles, l’entreprise peut être non seulement sanctionnée si elle ne conserve pas proprement ses données sensibles, mais aussi délaissées de ses clients quand ceux-ci apprennent que l’entreprise conservait de telles données.</text:span><text:span text:style-name="T84"/></text:p>
      <text:p text:style-name="P180"><text:span text:style-name="T85"/><text:span text:style-name="T86"/></text:p>
      <text:p text:style-name="P181"><text:span text:style-name="T87">L’ANSSI met en avant quatre principaux types de menaces :</text:span><text:span text:style-name="T88"/></text:p>
      <text:p text:style-name="P182"><text:span text:style-name="T89"/><text:span text:style-name="T90"/></text:p>
      <text:list text:style-name="WWNum5" text:continue-numbering="true">
        <text:list-item>
          <text:p text:style-name="P183"><text:span text:style-name="T91">La déstabilisation, regroupant :</text:span><text:span text:style-name="T92"/></text:p>
        </text:list-item>
        <text:list-item>
          <text:list>
            <text:list-item>
              <text:p text:style-name="P184"><text:span text:style-name="T93">Déni de service : l’envoi une multitude de requêtes au serveur de l’organisation pour le rendre indisponible</text:span><text:span text:style-name="T94"/></text:p>
            </text:list-item>
            <text:list-item>
              <text:p text:style-name="P185"><text:span text:style-name="T95">Défiguration : la modification d’un site web pour diffuser un message idéologique</text:span><text:span text:style-name="T96"/></text:p>
            </text:list-item>
            <text:list-item>
              <text:p text:style-name="P186"><text:span text:style-name="T97">Divulgation de données : récupération illégale de données confidentielle</text:span><text:span text:style-name="T98"/></text:p>
            </text:list-item>
          </text:list>
        </text:list-item>
        <text:list-item>
          <text:p text:style-name="P187"><text:span text:style-name="T99">L’espionnage, regroupant :</text:span><text:span text:style-name="T100"/></text:p>
        </text:list-item>
        <text:list-item>
          <text:list>
            <text:list-item>
              <text:p text:style-name="P188"><text:span text:style-name="T101">Attaque par point d’eau (waterhole) : infection du site web de l’entreprise par lequel passsent tous ses employés, dont les ordinateurs seront contaminés et permettront d’accéder illégalement au réseau de l’entreprise</text:span><text:span text:style-name="T102"/></text:p>
            </text:list-item>
            <text:list-item>
              <text:p text:style-name="P189"><text:span text:style-name="T103">Attaque par hameçonnage ciblé (spearphishing) : l’envoie d’un message en usurpant l’identité d’une fréquentation du destinataire pour que ce dernier ouvre une pièce-jointe piégeuse.</text:span><text:span text:style-name="T104"/></text:p>
            </text:list-item>
          </text:list>
        </text:list-item>
        <text:list-item>
          <text:p text:style-name="P190"><text:span text:style-name="T105">Le sabotage, qui désigne de nombreuses man</text:span><text:span text:style-name="T106">œuvres, consistant à déclencher une panne dans un périmètre, voire dans l’entièreté du système d’information de l’organisation.</text:span><text:span text:style-name="T107"/></text:p>
        </text:list-item>
        <text:list-item>
          <text:p text:style-name="P191"><text:span text:style-name="T108">La cybercriminalité, regroupant :</text:span><text:span text:style-name="T109"/></text:p>
        </text:list-item>
        <text:list-item>
          <text:list>
            <text:list-item>
              <text:p text:style-name="P192"><text:span text:style-name="T110">Les ransomwares (rançongiciel) : logiciel qui prive l’accès à des données importantes. L’attaquant ne restaurera l’accès qu’après le paiement d’une rançon. L’attaquant peut en plus avoir accès aux dites données et menacer de les diffuser.</text:span><text:span text:style-name="T111"/></text:p>
            </text:list-item>
            <text:list-item>
              <text:p text:style-name="P193"><text:span text:style-name="T112">L’hameçonnage : l’envoi de messages en se prétendant sous une autre identité, trompant l’utilisateur afin qu’il communique des données personnelles ou bancaire. Ils sont souvent filtrés par le client mail dans la boîte spam.</text:span><text:span text:style-name="T113"/></text:p>
            </text:list-item>
          </text:list>
        </text:list-item>
      </text:list>
      <text:p text:style-name="P194"><text:span text:style-name="T114"/><text:span text:style-name="T115"/></text:p>
      <text:p text:style-name="P195"><text:span text:style-name="T116"/><text:span text:style-name="T117"/></text:p>
      <text:p text:style-name="P196"><text:span text:style-name="T118">Bien sûr, les menaces sont aussi involontaires. </text:span><text:span text:style-name="T119">Non seulement les attaquants misent beaucoup sur l’ingénierie sociale, les stratégies se basant sur le manque de vigilance de leurs cibles, mais il existe d’autres</text:span><text:span text:style-name="T120"> menaces </text:span><text:span text:style-name="T121">imprévisibles, par exemple </text:span><text:span text:style-name="T122">naturelles (risque météorologique,…), ou matérielles (failles dues au comportement du matériel).</text:span><text:span text:style-name="T123"><text:line-break/></text:span><text:span text:style-name="T124"/></text:p>
      <text:list>
        <text:list-item>
          <text:h text:outline-level="2" text:restart-numbering="0" text:is-list-header="0" text:style-name="P197"><text:span>3. Quelles sont les sanctions juridiques ?</text:span><text:span/></text:h>
        </text:list-item>
      </text:list>
      <text:p text:style-name="P198"><text:span/><text:span/></text:p>
      <text:p text:style-name="P199"><text:span/><text:span/></text:p>
      <text:p text:style-name="P200"><text:span>On appelle Système de Traitement Automatisé de Données « tout ensemble composé d'une ou plusieurs unités de traitement, de mémoire, de logiciel, de données, d'organes d'entrées-sorties et de liaisons, qui concourent à un résultat déterminé, cet</text:span><text:span> ensemble étant protégé par des dispositifs de sécurité » (définition juridique). Ainsi, les serveurs au sein du lycée comprenant les données de connexion (adresse IP, requêtes,…) des élèves et de tout le personnel qui s’y connecte sont compris comme STAD.</text:span><text:span/></text:p>
      <text:p text:style-name="P201"><text:span>Dans le cas d’une intrusion dans le STAD du lycée, l’établissement peut poursuivre son attaquant en justice. La </text:span><text:span>poursuite en justice est d’autant plus légitime que la charte informatique du lycée interdit explicitement la pénétration non autorisée dans le STAD du lycée. Pour intrusion dans un STAD, la peine est de deux ans de prison et soixante mille euros d’amende.</text:span><text:span/></text:p>
      <text:p text:style-name="P202"><text:span>Si l’attaquant a fait plus que s’introduire dans le STAD, comme extraire des données ou en manipuler au sein du STAD, la peine s’élève à cinq ans de prison et cent cinquante mille euros d’amende.</text:span><text:span/></text:p>
      <text:list>
        <text:list-item>
          <text:h text:outline-level="2" text:restart-numbering="0" text:is-list-header="0" text:style-name="P203"><text:span>4. Quelles protections techniques pour l’identité numérique ?</text:span><text:span/></text:h>
        </text:list-item>
      </text:list>
      <text:p text:style-name="P204"><text:span/><text:span/></text:p>
      <text:p text:style-name="P205"><text:span>Chaque problème ayant sa solution, chaque risque a sa parade.</text:span><text:span/></text:p>
      <text:p text:style-name="P206"><text:span>Un antivirus permet de détecter des logiciels malveillants (ransomware, virus, pièces-jointes piégées,…) et parfois même de les éliminer.</text:span><text:span/></text:p>
      <text:p text:style-name="P207"><text:span>Un pare-feu permet de filtrer les connexions entrantes et sortantes, et ce des des diverses zones connectées au réseau de l’entreprise.</text:span><text:span/></text:p>
      <text:p text:style-name="P208"><text:span>Les contrôles d’accès logique, des mécanismes logiciels (appartenance des fichiers,...) ou matériels (comme les loquets sur les cartes sd), permettent de restreindre les droits d’accès (lecture/écriture/suppression) des usagers à leurs données.</text:span><text:span/></text:p>
      <text:p text:style-name="P209"><text:span>On peut aussi recourir à la cryptographie, chiffrer ses données et les vérifier par des signatures.</text:span><text:span/></text:p>
      <text:p text:style-name="P210"><text:span>Et enfin, la sécurité physique du matériel. Les failles peuvent être aussi bien matérielles que logicielles. Le bon état et le fonctionnement sécurisé du matériel diminue donc le nombre de failles possibles.</text:span><text:span/></text:p>
      <text:p text:style-name="P211"><text:span/><text:span/></text:p>
      <text:p text:style-name="P212"><text:span>Enfin, la prévention du côté reste efficace pour contrer l’ingénierie sociale. </text:span><text:span>Des avertissements aux utilisateurs sur les failles de sécurité ou les stratégies de l’ingénierie sociale, par exemple via des les alertes Google.</text:span><text:span/></text:p>
      <text:list>
        <text:list-item>
          <text:h text:outline-level="2" text:restart-numbering="0" text:is-list-header="0" text:style-name="P213"><text:span>5</text:span><text:span>. Que faire en cas d’usurpation d’identité numérique ?</text:span><text:span/></text:h>
        </text:list-item>
      </text:list>
      <text:p text:style-name="P214"><text:span/><text:span/></text:p>
      <text:p text:style-name="P215"><text:span>Enfin, si malgré tout, l’identité numérique d’une organisation est usurpée, l’usurpation est comptée comme infraction pénale. On peut donc déposer une plainte auprès des services de police, de gendarmerie, </text:span><text:span>ou au procureur de la République.</text:span><text:span/></text:p>
      <text:p text:style-name="P216"><text:span>On peut signaler des informations ou des propos diffusés sou</text:span><text:span>s un nom usurpé à la CNIL et au PHAROS (Plateforme d’Harmonisation, d’Analyse et de Recoupement et d’Orientation des Signalements). Après quoi le signalement sera traité par l’Office Central de Lutte contre la Criminalité et de la Communication (OCLCTIC). </text:span><text:span/></text:p>
      <text:p text:style-name="P217"><text:span>Le signalement doit être accompagné d’éléments déterminants et de preuves. Il faudr</text:span><text:span>a donc constituer un dossier doté d’éléments déterminant de sa véritable identité, répertoriant les adresses URL des pages web pour pointer le faux profil et ses publications, le tout illustré par des captures d’écran, et d’autres justificatifs pertinen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style:tab-stop-distance="35.45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10"/>
    <style:style style:parent-style-name="11" style:display-name="Heading 1 Char" style:family="text" style:name="14">
      <style:text-properties fo:font-family="Arial" style:font-family-asian="Arial" style:font-family-complex="Arial" fo:font-size="20pt"/>
    </style:style>
    <style:style style:parent-style-name="11" style:display-name="Heading 2 Char" style:family="text" style:name="16">
      <style:text-properties fo:font-family="Arial" style:font-family-asian="Arial" style:font-family-complex="Arial" fo:font-size="17pt"/>
    </style:style>
    <style:style style:parent-style-name="11" style:display-name="Heading 3 Char" style:family="text" style:name="18">
      <style:text-properties fo:font-family="Arial" style:font-family-asian="Arial" style:font-family-complex="Arial" fo:font-size="15pt"/>
    </style:style>
    <style:style style:parent-style-name="11" style:display-name="Heading 4 Char" style:family="text" style:name="20">
      <style:text-properties fo:font-family="Arial" style:font-family-asian="Arial" style:font-family-complex="Arial" fo:font-size="13pt" fo:font-weight="bold"/>
    </style:style>
    <style:style style:parent-style-name="11" style:display-name="Heading 5 Char" style:family="text" style:name="22">
      <style:text-properties fo:font-family="Arial" style:font-family-asian="Arial" style:font-family-complex="Arial" fo:font-size="12pt" fo:font-weight="bold"/>
    </style:style>
    <style:style style:parent-style-name="11" style:display-name="Heading 6 Char" style:family="text" style:name="24">
      <style:text-properties fo:font-family="Arial" style:font-family-asian="Arial" style:font-family-complex="Arial" fo:font-size="11pt" fo:font-weight="bold"/>
    </style:style>
    <style:style style:parent-style-name="11" style:display-name="Heading 7 Char" style:family="text" style:name="26">
      <style:text-properties fo:font-family="Arial" style:font-family-asian="Arial" style:font-family-complex="Arial" fo:font-size="11pt" fo:font-style="italic" fo:font-weight="bold"/>
    </style:style>
    <style:style style:parent-style-name="11" style:display-name="Heading 8 Char" style:family="text" style:name="28">
      <style:text-properties fo:font-family="Arial" style:font-family-asian="Arial" style:font-family-complex="Arial" fo:font-size="11pt" fo:font-style="italic"/>
    </style:style>
    <style:style style:parent-style-name="11" style:display-name="Heading 9 Char" style:family="text" style:name="30">
      <style:text-properties fo:font-family="Arial" style:font-family-asian="Arial" style:font-family-complex="Arial" fo:font-size="10.5pt" fo:font-style="italic"/>
    </style:style>
    <style:style style:parent-style-name="10" style:display-name="List Paragraph" style:family="paragraph" style:name="31">
      <style:paragraph-properties fo:margin-left="1.27cm" style:contextual-spacing="true"/>
    </style:style>
    <style:style style:display-name="No Spacing" style:family="paragraph" style:name="33">
      <style:paragraph-properties fo:line-height="100%" fo:margin-top="0pt" fo:margin-bottom="0pt"/>
    </style:style>
    <style:style style:parent-style-name="11" style:display-name="Title Char" style:family="text" style:name="35">
      <style:text-properties fo:font-size="24pt"/>
    </style:style>
    <style:style style:parent-style-name="11" style:display-name="Subtitle Char" style:family="text" style:name="37">
      <style:text-properties fo:font-size="12pt"/>
    </style:style>
    <style:style style:parent-style-name="10" style:display-name="Quote" style:family="paragraph" style:name="38">
      <style:text-properties fo:font-style="italic"/>
      <style:paragraph-properties fo:margin-left="1.27cm" fo:margin-right="1.27cm"/>
    </style:style>
    <style:style style:display-name="Quote Char" style:family="text" style:name="39">
      <style:text-properties fo:font-style="italic"/>
    </style:style>
    <style:style style:parent-style-name="10" style:display-name="Intense Quote" style:family="paragraph" style:name="40">
      <style:text-properties fo:font-style="italic"/>
      <style:paragraph-properties fo:margin-left="1.27cm" fo:margin-right="1.27cm" fo:background-color="#f2f2f2" style:contextual-spacing="true" fo:border="0.01764cm solid #FFFFFF"/>
    </style:style>
    <style:style style:display-name="Intense Quote Char" style:family="text" style:name="41">
      <style:text-properties fo:font-style="italic"/>
    </style:style>
    <style:style style:parent-style-name="11" style:display-name="Header Char" style:family="text" style:name="43"/>
    <style:style style:parent-style-name="10" style:display-name="Footer" style:family="paragraph" style:name="44">
      <style:paragraph-properties fo:line-height="100%" fo:margin-bottom="0pt">
        <style:tab-stops>
          <style:tab-stop style:position="12.6cm" style:type="center"/>
          <style:tab-stop style:position="25.2cm" style:type="right"/>
        </style:tab-stops>
      </style:paragraph-properties>
    </style:style>
    <style:style style:parent-style-name="11" style:display-name="Footer Char" style:family="text" style:name="45"/>
    <style:style style:parent-style-name="643" style:display-name="Caption Char" style:family="text" style:name="47"/>
    <style:style style:display-name="Hyperlink" style:family="text" style:name="174">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10" style:display-name="footnote text" style:family="paragraph" style:name="175">
      <style:text-properties fo:font-size="9pt"/>
      <style:paragraph-properties fo:line-height="100%" fo:margin-bottom="2pt"/>
    </style:style>
    <style:style style:display-name="Footnote Text Char" style:family="text" style:name="176">
      <style:text-properties fo:font-size="9pt"/>
    </style:style>
    <style:style style:parent-style-name="11" style:display-name="footnote reference" style:family="text" style:name="177">
      <style:text-properties style:text-position="super 58%"/>
    </style:style>
    <style:style style:parent-style-name="10" style:display-name="endnote text" style:family="paragraph" style:name="178">
      <style:text-properties fo:font-size="10pt"/>
      <style:paragraph-properties fo:line-height="100%" fo:margin-bottom="0pt"/>
    </style:style>
    <style:style style:display-name="Endnote Text Char" style:family="text" style:name="179">
      <style:text-properties fo:font-size="10pt"/>
    </style:style>
    <style:style style:parent-style-name="11" style:display-name="endnote reference" style:family="text" style:name="180">
      <style:text-properties style:text-position="super 58%"/>
    </style:style>
    <style:style style:parent-style-name="10" style:display-name="toc 1" style:family="paragraph" style:name="181">
      <style:paragraph-properties fo:margin-left="0cm" fo:margin-right="0cm" fo:text-indent="0cm" fo:margin-bottom="2.85pt"/>
    </style:style>
    <style:style style:parent-style-name="10" style:display-name="toc 2" style:family="paragraph" style:name="182">
      <style:paragraph-properties fo:margin-left="0.4992cm" fo:margin-right="0cm" fo:text-indent="0cm" fo:margin-bottom="2.85pt"/>
    </style:style>
    <style:style style:parent-style-name="10" style:display-name="toc 3" style:family="paragraph" style:name="183">
      <style:paragraph-properties fo:margin-left="1cm" fo:margin-right="0cm" fo:text-indent="0cm" fo:margin-bottom="2.85pt"/>
    </style:style>
    <style:style style:parent-style-name="10" style:display-name="toc 4" style:family="paragraph" style:name="184">
      <style:paragraph-properties fo:margin-left="1.499cm" fo:margin-right="0cm" fo:text-indent="0cm" fo:margin-bottom="2.85pt"/>
    </style:style>
    <style:style style:parent-style-name="10" style:display-name="toc 5" style:family="paragraph" style:name="185">
      <style:paragraph-properties fo:margin-left="2cm" fo:margin-right="0cm" fo:text-indent="0cm" fo:margin-bottom="2.85pt"/>
    </style:style>
    <style:style style:parent-style-name="10" style:display-name="toc 6" style:family="paragraph" style:name="186">
      <style:paragraph-properties fo:margin-left="2.5cm" fo:margin-right="0cm" fo:text-indent="0cm" fo:margin-bottom="2.85pt"/>
    </style:style>
    <style:style style:parent-style-name="10" style:display-name="toc 7" style:family="paragraph" style:name="187">
      <style:paragraph-properties fo:margin-left="3.001cm" fo:margin-right="0cm" fo:text-indent="0cm" fo:margin-bottom="2.85pt"/>
    </style:style>
    <style:style style:parent-style-name="10" style:display-name="toc 8" style:family="paragraph" style:name="188">
      <style:paragraph-properties fo:margin-left="3.5cm" fo:margin-right="0cm" fo:text-indent="0cm" fo:margin-bottom="2.85pt"/>
    </style:style>
    <style:style style:parent-style-name="10" style:display-name="toc 9" style:family="paragraph" style:name="189">
      <style:paragraph-properties fo:margin-left="4.001cm" fo:margin-right="0cm" fo:text-indent="0cm" fo:margin-bottom="2.85pt"/>
    </style:style>
    <style:style style:display-name="TOC Heading" style:family="paragraph" style:name="190"/>
    <style:style style:parent-style-name="10" style:display-name="table of figures" style:family="paragraph" style:name="191">
      <style:paragraph-properties fo:margin-bottom="0pt"/>
    </style:style>
    <style:style style:class="default" style:display-name="DStyle_paragraph" style:family="paragraph" style:name="638">
      <style:text-properties fo:color="#000000" fo:font-family="Liberation Serif" style:font-family-asian="Noto Serif CJK SC" style:font-family-complex="Lohit Devanagari" fo:font-size="12pt" fo:language="fr" fo:country="FR"/>
      <style:paragraph-properties/>
    </style:style>
    <style:style style:parent-style-name="638" style:display-name="Standard" style:family="paragraph" style:name="639">
      <style:text-properties/>
      <style:paragraph-properties/>
    </style:style>
    <style:style style:parent-style-name="639" style:display-name="Heading" style:family="paragraph" style:name="640">
      <style:text-properties fo:font-family="Liberation Sans" style:font-family-asian="Noto Sans CJK SC" style:font-family-complex="Lohit Devanagari" fo:font-size="14pt"/>
      <style:paragraph-properties fo:margin-top="12pt" fo:margin-bottom="6pt"/>
    </style:style>
    <style:style style:parent-style-name="639" style:display-name="Text body" style:family="paragraph" style:name="641">
      <style:text-properties/>
      <style:paragraph-properties fo:line-height="115%" fo:margin-top="0pt" fo:margin-bottom="7pt"/>
    </style:style>
    <style:style style:parent-style-name="641" style:display-name="List" style:family="paragraph" style:name="642">
      <style:text-properties style:font-family-complex="Lohit Devanagari"/>
    </style:style>
    <style:style style:parent-style-name="639" style:display-name="Caption" style:family="paragraph" style:name="643">
      <style:text-properties fo:color="#ffffff" style:font-family-complex="Lohit Devanagari" fo:font-size="12pt" fo:font-style="italic"/>
      <style:paragraph-properties fo:margin-top="6pt" fo:margin-bottom="6pt"/>
    </style:style>
    <style:style style:parent-style-name="639" style:display-name="Index" style:family="paragraph" style:name="644">
      <style:text-properties style:font-family-complex="Lohit Devanagari"/>
    </style:style>
    <style:style style:parent-style-name="640" style:display-name="Title" style:family="paragraph" style:name="645">
      <style:text-properties fo:color="#ffffff" fo:font-size="28pt" fo:font-weight="bold"/>
      <style:paragraph-properties fo:text-align="center"/>
    </style:style>
    <style:style style:parent-style-name="640" style:display-name="Heading 1" style:family="paragraph" style:name="646">
      <style:text-properties fo:color="#ffffff" fo:font-size="18pt" fo:font-weight="bold"/>
      <style:paragraph-properties fo:margin-top="12pt" fo:margin-bottom="6pt" fo:break-before="page"/>
    </style:style>
    <style:style style:parent-style-name="640" style:display-name="Heading 2" style:family="paragraph" style:name="647">
      <style:text-properties fo:color="#ffffff" fo:font-size="16pt" fo:font-weight="bold"/>
      <style:paragraph-properties fo:margin-top="10pt" fo:margin-bottom="6pt"/>
    </style:style>
    <style:style style:parent-style-name="640" style:display-name="Heading 3" style:family="paragraph" style:name="648">
      <style:text-properties fo:color="#ffffff" fo:font-size="14pt" fo:font-weight="bold"/>
      <style:paragraph-properties fo:margin-top="7pt" fo:margin-bottom="6pt"/>
    </style:style>
    <style:style style:parent-style-name="640" style:display-name="Appendix" style:family="paragraph" style:name="649">
      <style:text-properties fo:color="#ffffff" fo:font-size="16pt" fo:font-weight="bold"/>
      <style:paragraph-properties fo:text-align="center"/>
    </style:style>
    <style:style style:parent-style-name="639" style:display-name="Footnote" style:family="paragraph" style:name="650">
      <style:text-properties fo:font-size="10pt"/>
      <style:paragraph-properties fo:margin-left="0.598cm" fo:margin-right="0cm" fo:text-indent="-0.5962cm"/>
    </style:style>
    <style:style style:parent-style-name="640" style:display-name="Index Heading" style:family="paragraph" style:name="651">
      <style:text-properties fo:font-size="16pt" fo:font-weight="bold"/>
      <style:paragraph-properties fo:margin-left="0cm" fo:margin-right="0cm" fo:text-indent="0cm"/>
    </style:style>
    <style:style style:parent-style-name="651" style:display-name="Contents Heading" style:family="paragraph" style:name="652">
      <style:text-properties fo:color="#ffffff" fo:font-size="16pt" fo:font-weight="bold"/>
      <style:paragraph-properties fo:margin-left="0cm" fo:margin-right="0cm" fo:text-indent="0cm"/>
    </style:style>
    <style:style style:parent-style-name="643" style:display-name="Figure" style:family="paragraph" style:name="653"/>
    <style:style style:parent-style-name="644" style:display-name="Contents 1" style:family="paragraph" style:name="654">
      <style:text-properties fo:color="#ffffff"/>
      <style:paragraph-properties fo:margin-left="0cm" fo:margin-right="0cm" fo:text-indent="0cm">
        <style:tab-stops>
          <style:tab-stop style:position="17cm" style:type="right" style:leader-type="dotted" style:leader-style="dotted"/>
        </style:tab-stops>
      </style:paragraph-properties>
    </style:style>
    <style:style style:parent-style-name="644" style:display-name="Contents 7" style:family="paragraph" style:name="655">
      <style:paragraph-properties fo:margin-left="2.995cm" fo:margin-right="0cm" fo:text-indent="0cm">
        <style:tab-stops>
          <style:tab-stop style:position="17cm" style:type="right" style:leader-type="dotted" style:leader-style="dotted"/>
        </style:tab-stops>
      </style:paragraph-properties>
    </style:style>
    <style:style style:parent-style-name="644" style:display-name="Contents 10" style:family="paragraph" style:name="656">
      <style:paragraph-properties fo:margin-left="4.493cm" fo:margin-right="0cm" fo:text-indent="0cm">
        <style:tab-stops>
          <style:tab-stop style:position="17cm" style:type="right" style:leader-type="dotted" style:leader-style="dotted"/>
        </style:tab-stops>
      </style:paragraph-properties>
    </style:style>
    <style:style style:parent-style-name="644" style:display-name="Contents 2" style:family="paragraph" style:name="657">
      <style:paragraph-properties fo:margin-left="0.4992cm" fo:margin-right="0cm" fo:text-indent="0cm">
        <style:tab-stops>
          <style:tab-stop style:position="17cm" style:type="right" style:leader-type="dotted" style:leader-style="dotted"/>
        </style:tab-stops>
      </style:paragraph-properties>
    </style:style>
    <style:style style:parent-style-name="644" style:display-name="Contents 3" style:family="paragraph" style:name="658">
      <style:paragraph-properties fo:margin-left="0.9984cm" fo:margin-right="0cm" fo:text-indent="0cm">
        <style:tab-stops>
          <style:tab-stop style:position="17cm" style:type="right" style:leader-type="dotted" style:leader-style="dotted"/>
        </style:tab-stops>
      </style:paragraph-properties>
    </style:style>
    <style:style style:parent-style-name="639" style:display-name="Header and Footer" style:family="paragraph" style:name="659">
      <style:paragraph-properties>
        <style:tab-stops>
          <style:tab-stop style:position="8.499cm" style:type="center"/>
          <style:tab-stop style:position="17cm" style:type="right"/>
        </style:tab-stops>
      </style:paragraph-properties>
    </style:style>
    <style:style style:parent-style-name="659" style:display-name="Header" style:family="paragraph" style:name="660">
      <style:paragraph-properties>
        <style:tab-stops>
          <style:tab-stop style:position="8.499cm" style:type="center"/>
          <style:tab-stop style:position="17cm" style:type="right"/>
        </style:tab-stops>
      </style:paragraph-properties>
    </style:style>
    <style:style style:parent-style-name="660" style:display-name="Header right" style:family="paragraph" style:name="661">
      <style:paragraph-properties fo:text-align="right">
        <style:tab-stops>
          <style:tab-stop style:position="8.499cm" style:type="center"/>
          <style:tab-stop style:position="17cm" style:type="right"/>
        </style:tab-stops>
      </style:paragraph-properties>
    </style:style>
    <style:style style:parent-style-name="660" style:display-name="Header left" style:family="paragraph" style:name="662">
      <style:paragraph-properties>
        <style:tab-stops>
          <style:tab-stop style:position="8.499cm" style:type="center"/>
          <style:tab-stop style:position="17cm" style:type="right"/>
        </style:tab-stops>
      </style:paragraph-properties>
    </style:style>
    <style:style style:parent-style-name="639" style:display-name="List Heading" style:family="paragraph" style:name="663">
      <style:paragraph-properties fo:margin-left="0cm" fo:margin-right="0cm" fo:text-indent="0cm"/>
    </style:style>
    <style:style style:parent-style-name="639" style:display-name="List Contents" style:family="paragraph" style:name="664">
      <style:paragraph-properties fo:margin-left="1cm" fo:margin-right="0cm" fo:text-indent="0cm"/>
    </style:style>
    <style:style style:parent-style-name="639" style:display-name="Quotations" style:family="paragraph" style:name="665">
      <style:paragraph-properties fo:margin-left="1cm" fo:margin-right="1cm" fo:text-indent="0cm" fo:margin-top="0pt" fo:margin-bottom="14.15pt"/>
    </style:style>
    <style:style style:parent-style-name="642" style:display-name="List 1" style:family="paragraph" style:name="666">
      <style:paragraph-properties fo:margin-left="0.635cm" fo:margin-right="0cm" fo:text-indent="-0.6333cm" fo:margin-top="0pt" fo:margin-bottom="6pt"/>
    </style:style>
    <style:style style:parent-style-name="642" style:display-name="Numbering 4" style:family="paragraph" style:name="667">
      <style:paragraph-properties fo:margin-left="2.54cm" fo:margin-right="0cm" fo:text-indent="-0.6333cm" fo:margin-top="0pt" fo:margin-bottom="6pt"/>
    </style:style>
    <style:style style:parent-style-name="639" style:display-name="Frame contents" style:family="paragraph" style:name="668"/>
    <style:style style:parent-style-name="641" style:display-name="Hanging indent" style:family="paragraph" style:name="669">
      <style:paragraph-properties fo:margin-left="1cm" fo:margin-right="0cm" fo:text-indent="-0.4974cm">
        <style:tab-stops>
          <style:tab-stop style:position="0.9984cm" style:type="left"/>
        </style:tab-stops>
      </style:paragraph-properties>
    </style:style>
    <style:style style:parent-style-name="642" style:display-name="List 2" style:family="paragraph" style:name="670">
      <style:paragraph-properties fo:margin-left="1.27cm" fo:margin-right="0cm" fo:text-indent="-0.6333cm" fo:margin-top="0pt" fo:margin-bottom="6pt"/>
    </style:style>
    <style:style style:parent-style-name="642" style:display-name="List 2 Start" style:family="paragraph" style:name="671">
      <style:paragraph-properties fo:margin-left="1.27cm" fo:margin-right="0cm" fo:text-indent="-0.6333cm" fo:margin-top="12pt" fo:margin-bottom="6pt"/>
    </style:style>
    <style:style style:parent-style-name="642" style:display-name="List 2 End" style:family="paragraph" style:name="672">
      <style:paragraph-properties fo:margin-left="1.27cm" fo:margin-right="0cm" fo:text-indent="-0.6333cm" fo:margin-top="0pt" fo:margin-bottom="12pt"/>
    </style:style>
    <style:style style:parent-style-name="642" style:display-name="List 2 Cont." style:family="paragraph" style:name="673">
      <style:paragraph-properties fo:margin-left="1.27cm" fo:margin-right="0cm" fo:text-indent="0cm" fo:margin-top="0pt" fo:margin-bottom="6pt"/>
    </style:style>
    <style:style style:parent-style-name="642" style:display-name="List 3" style:family="paragraph" style:name="674">
      <style:paragraph-properties fo:margin-left="1.905cm" fo:margin-right="0cm" fo:text-indent="-0.6333cm" fo:margin-top="0pt" fo:margin-bottom="6pt"/>
    </style:style>
    <style:style style:parent-style-name="642" style:display-name="List 3 Start" style:family="paragraph" style:name="675">
      <style:paragraph-properties fo:margin-left="1.905cm" fo:margin-right="0cm" fo:text-indent="-0.6333cm" fo:margin-top="12pt" fo:margin-bottom="6pt"/>
    </style:style>
    <style:style style:parent-style-name="642" style:display-name="List 3 End" style:family="paragraph" style:name="676">
      <style:paragraph-properties fo:margin-left="1.905cm" fo:margin-right="0cm" fo:text-indent="-0.6333cm" fo:margin-top="0pt" fo:margin-bottom="12pt"/>
    </style:style>
    <style:style style:parent-style-name="642" style:display-name="List 4" style:family="paragraph" style:name="677">
      <style:paragraph-properties fo:margin-left="2.54cm" fo:margin-right="0cm" fo:text-indent="-0.6333cm" fo:margin-top="0pt" fo:margin-bottom="6pt"/>
    </style:style>
    <style:style style:parent-style-name="642" style:display-name="List 4 Cont." style:family="paragraph" style:name="678">
      <style:paragraph-properties fo:margin-left="2.54cm" fo:margin-right="0cm" fo:text-indent="0cm" fo:margin-top="0pt" fo:margin-bottom="6pt"/>
    </style:style>
    <style:style style:parent-style-name="642" style:display-name="List 3 Cont." style:family="paragraph" style:name="679">
      <style:paragraph-properties fo:margin-left="1.905cm" fo:margin-right="0cm" fo:text-indent="0cm" fo:margin-top="0pt" fo:margin-bottom="6pt"/>
    </style:style>
    <style:style style:parent-style-name="642" style:display-name="List 5" style:family="paragraph" style:name="680">
      <style:paragraph-properties fo:margin-left="3.175cm" fo:margin-right="0cm" fo:text-indent="-0.6333cm" fo:margin-top="0pt" fo:margin-bottom="6pt"/>
    </style:style>
    <style:style style:parent-style-name="642" style:display-name="List 4 Start" style:family="paragraph" style:name="681">
      <style:paragraph-properties fo:margin-left="2.54cm" fo:margin-right="0cm" fo:text-indent="-0.6333cm" fo:margin-top="12pt" fo:margin-bottom="6pt"/>
    </style:style>
    <style:style style:parent-style-name="642" style:display-name="List 4 End" style:family="paragraph" style:name="682">
      <style:paragraph-properties fo:margin-left="2.54cm" fo:margin-right="0cm" fo:text-indent="-0.6333cm" fo:margin-top="0pt" fo:margin-bottom="12pt"/>
    </style:style>
    <style:style style:parent-style-name="642" style:display-name="List 5 Start" style:family="paragraph" style:name="683">
      <style:paragraph-properties fo:margin-left="3.175cm" fo:margin-right="0cm" fo:text-indent="-0.6333cm" fo:margin-top="12pt" fo:margin-bottom="6pt"/>
    </style:style>
    <style:style style:parent-style-name="642" style:display-name="List 5 Cont." style:family="paragraph" style:name="684">
      <style:paragraph-properties fo:margin-left="3.175cm" fo:margin-right="0cm" fo:text-indent="0cm" fo:margin-top="0pt" fo:margin-bottom="6pt"/>
    </style:style>
    <style:style style:parent-style-name="642" style:display-name="List 5 End" style:family="paragraph" style:name="685">
      <style:paragraph-properties fo:margin-left="3.175cm" fo:margin-right="0cm" fo:text-indent="-0.6333cm" fo:margin-top="0pt" fo:margin-bottom="12pt"/>
    </style:style>
    <style:style style:parent-style-name="642" style:display-name="Numbering 2" style:family="paragraph" style:name="686">
      <style:paragraph-properties fo:margin-left="1.27cm" fo:margin-right="0cm" fo:text-indent="-0.6333cm" fo:margin-top="0pt" fo:margin-bottom="6pt"/>
    </style:style>
    <style:style style:parent-style-name="642" style:display-name="Numbering 2 Start" style:family="paragraph" style:name="687">
      <style:paragraph-properties fo:margin-left="1.27cm" fo:margin-right="0cm" fo:text-indent="-0.6333cm" fo:margin-top="12pt" fo:margin-bottom="6pt"/>
    </style:style>
    <style:style style:parent-style-name="642" style:display-name="Numbering 1 Start" style:family="paragraph" style:name="688">
      <style:paragraph-properties fo:margin-left="0.635cm" fo:margin-right="0cm" fo:text-indent="-0.6333cm" fo:margin-top="12pt" fo:margin-bottom="6pt"/>
    </style:style>
    <style:style style:parent-style-name="642" style:display-name="Numbering 1" style:family="paragraph" style:name="689">
      <style:paragraph-properties fo:margin-left="0.635cm" fo:margin-right="0cm" fo:text-indent="-0.6333cm" fo:margin-top="0pt" fo:margin-bottom="6pt"/>
    </style:style>
    <style:style style:parent-style-name="642" style:display-name="Numbering 1 Cont." style:family="paragraph" style:name="690">
      <style:paragraph-properties fo:margin-left="0.635cm" fo:margin-right="0cm" fo:text-indent="0cm" fo:margin-top="0pt" fo:margin-bottom="6pt"/>
    </style:style>
    <style:style style:parent-style-name="642" style:display-name="Numbering 1 End" style:family="paragraph" style:name="691">
      <style:paragraph-properties fo:margin-left="0.635cm" fo:margin-right="0cm" fo:text-indent="-0.6333cm" fo:margin-top="0pt" fo:margin-bottom="12pt"/>
    </style:style>
    <style:style style:parent-style-name="642" style:display-name="Numbering 2 End" style:family="paragraph" style:name="692">
      <style:paragraph-properties fo:margin-left="1.27cm" fo:margin-right="0cm" fo:text-indent="-0.6333cm" fo:margin-top="0pt" fo:margin-bottom="12pt"/>
    </style:style>
    <style:style style:parent-style-name="642" style:display-name="Numbering 2 Cont." style:family="paragraph" style:name="693">
      <style:paragraph-properties fo:margin-left="1.27cm" fo:margin-right="0cm" fo:text-indent="0cm" fo:margin-top="0pt" fo:margin-bottom="6pt"/>
    </style:style>
    <style:style style:parent-style-name="642" style:display-name="Numbering 3 Start" style:family="paragraph" style:name="694">
      <style:paragraph-properties fo:margin-left="1.905cm" fo:margin-right="0cm" fo:text-indent="-0.6333cm" fo:margin-top="12pt" fo:margin-bottom="6pt"/>
    </style:style>
    <style:style style:parent-style-name="642" style:display-name="Numbering 3" style:family="paragraph" style:name="695">
      <style:paragraph-properties fo:margin-left="1.905cm" fo:margin-right="0cm" fo:text-indent="-0.6333cm" fo:margin-top="0pt" fo:margin-bottom="6pt"/>
    </style:style>
    <style:style style:parent-style-name="642" style:display-name="Numbering 3 End" style:family="paragraph" style:name="696">
      <style:paragraph-properties fo:margin-left="1.905cm" fo:margin-right="0cm" fo:text-indent="-0.6333cm" fo:margin-top="0pt" fo:margin-bottom="12pt"/>
    </style:style>
    <style:style style:parent-style-name="642" style:display-name="Numbering 3 Cont." style:family="paragraph" style:name="697">
      <style:paragraph-properties fo:margin-left="1.905cm" fo:margin-right="0cm" fo:text-indent="0cm" fo:margin-top="0pt" fo:margin-bottom="6pt"/>
    </style:style>
    <style:style style:parent-style-name="642" style:display-name="Numbering 4 Start" style:family="paragraph" style:name="698">
      <style:paragraph-properties fo:margin-left="2.54cm" fo:margin-right="0cm" fo:text-indent="-0.6333cm" fo:margin-top="12pt" fo:margin-bottom="6pt"/>
    </style:style>
    <style:style style:parent-style-name="642" style:display-name="Numbering 4 End" style:family="paragraph" style:name="699">
      <style:paragraph-properties fo:margin-left="2.54cm" fo:margin-right="0cm" fo:text-indent="-0.6333cm" fo:margin-top="0pt" fo:margin-bottom="12pt"/>
    </style:style>
    <style:style style:parent-style-name="642" style:display-name="Numbering 4 Cont." style:family="paragraph" style:name="700">
      <style:paragraph-properties fo:margin-left="2.54cm" fo:margin-right="0cm" fo:text-indent="0cm" fo:margin-top="0pt" fo:margin-bottom="6pt"/>
    </style:style>
    <style:style style:parent-style-name="642" style:display-name="Numbering 5" style:family="paragraph" style:name="701">
      <style:paragraph-properties fo:margin-left="3.175cm" fo:margin-right="0cm" fo:text-indent="-0.6333cm" fo:margin-top="0pt" fo:margin-bottom="6pt"/>
    </style:style>
    <style:style style:parent-style-name="642" style:display-name="Numbering 5 Start" style:family="paragraph" style:name="702">
      <style:paragraph-properties fo:margin-left="3.175cm" fo:margin-right="0cm" fo:text-indent="-0.6333cm" fo:margin-top="12pt" fo:margin-bottom="6pt"/>
    </style:style>
    <style:style style:parent-style-name="642" style:display-name="Numbering 5 End" style:family="paragraph" style:name="703">
      <style:paragraph-properties fo:margin-left="3.175cm" fo:margin-right="0cm" fo:text-indent="-0.6333cm" fo:margin-top="0pt" fo:margin-bottom="12pt"/>
    </style:style>
    <style:style style:parent-style-name="642" style:display-name="Numbering 5 Cont." style:family="paragraph" style:name="704">
      <style:paragraph-properties fo:margin-left="3.175cm" fo:margin-right="0cm" fo:text-indent="0cm" fo:margin-top="0pt" fo:margin-bottom="6pt"/>
    </style:style>
    <style:style style:parent-style-name="642" style:display-name="List 1 Start" style:family="paragraph" style:name="705">
      <style:paragraph-properties fo:margin-left="0.635cm" fo:margin-right="0cm" fo:text-indent="-0.6333cm" fo:margin-top="12pt" fo:margin-bottom="6pt"/>
    </style:style>
    <style:style style:parent-style-name="642" style:display-name="List 1 End" style:family="paragraph" style:name="706">
      <style:paragraph-properties fo:margin-left="0.635cm" fo:margin-right="0cm" fo:text-indent="-0.6333cm" fo:margin-top="0pt" fo:margin-bottom="12pt"/>
    </style:style>
    <style:style style:parent-style-name="642" style:display-name="List 1 Cont." style:family="paragraph" style:name="707">
      <style:paragraph-properties fo:margin-left="0.635cm" fo:margin-right="0cm" fo:text-indent="0cm" fo:margin-top="0pt" fo:margin-bottom="6pt"/>
    </style:style>
    <style:style style:parent-style-name="641" style:display-name="Marginalia" style:family="paragraph" style:name="708">
      <style:paragraph-properties fo:margin-left="4.001cm" fo:margin-right="0cm" fo:text-indent="0cm"/>
    </style:style>
    <style:style style:parent-style-name="641" style:display-name="Text body indent" style:family="paragraph" style:name="709">
      <style:paragraph-properties fo:margin-left="0.4992cm" fo:margin-right="0cm" fo:text-indent="0cm"/>
    </style:style>
    <style:style style:parent-style-name="641" style:display-name="List Indent" style:family="paragraph" style:name="710">
      <style:paragraph-properties fo:margin-left="5.001cm" fo:margin-right="0cm" fo:text-indent="-4.498cm">
        <style:tab-stops>
          <style:tab-stop style:position="5.001cm" style:type="left"/>
        </style:tab-stops>
      </style:paragraph-properties>
    </style:style>
    <style:style style:parent-style-name="641" style:display-name="First line indent" style:family="paragraph" style:name="711">
      <style:paragraph-properties fo:margin-left="0cm" fo:margin-right="0cm" fo:text-indent="0.4992cm"/>
    </style:style>
    <style:style style:parent-style-name="639" style:display-name="Addressee" style:family="paragraph" style:name="712">
      <style:paragraph-properties fo:margin-top="0pt" fo:margin-bottom="3pt"/>
    </style:style>
    <style:style style:parent-style-name="639" style:display-name="Sender" style:family="paragraph" style:name="713">
      <style:paragraph-properties fo:margin-top="0pt" fo:margin-bottom="3pt"/>
    </style:style>
    <style:style style:parent-style-name="639" style:display-name="Salutation" style:family="paragraph" style:name="714"/>
    <style:style style:parent-style-name="644" style:display-name="Index Separator" style:family="paragraph" style:name="715">
      <style:paragraph-properties fo:margin-left="0cm" fo:margin-right="0cm" fo:text-indent="0cm"/>
    </style:style>
    <style:style style:parent-style-name="644" style:display-name="Bibliography 1" style:family="paragraph" style:name="716">
      <style:paragraph-properties fo:margin-left="0cm" fo:margin-right="0cm" fo:text-indent="0cm">
        <style:tab-stops>
          <style:tab-stop style:position="17cm" style:type="right" style:leader-type="dotted" style:leader-style="dotted"/>
        </style:tab-stops>
      </style:paragraph-properties>
    </style:style>
    <style:style style:parent-style-name="644" style:display-name="Object index 1" style:family="paragraph" style:name="717">
      <style:paragraph-properties fo:margin-left="0cm" fo:margin-right="0cm" fo:text-indent="0cm">
        <style:tab-stops>
          <style:tab-stop style:position="17cm" style:type="right" style:leader-type="dotted" style:leader-style="dotted"/>
        </style:tab-stops>
      </style:paragraph-properties>
    </style:style>
    <style:style style:parent-style-name="644" style:display-name="Table index 1" style:family="paragraph" style:name="718">
      <style:paragraph-properties fo:margin-left="0cm" fo:margin-right="0cm" fo:text-indent="0cm">
        <style:tab-stops>
          <style:tab-stop style:position="17cm" style:type="right" style:leader-type="dotted" style:leader-style="dotted"/>
        </style:tab-stops>
      </style:paragraph-properties>
    </style:style>
    <style:style style:parent-style-name="644" style:display-name="Figure Index 1" style:family="paragraph" style:name="719">
      <style:paragraph-properties fo:margin-left="0cm" fo:margin-right="0cm" fo:text-indent="0cm">
        <style:tab-stops>
          <style:tab-stop style:position="17cm" style:type="right" style:leader-type="dotted" style:leader-style="dotted"/>
        </style:tab-stops>
      </style:paragraph-properties>
    </style:style>
    <style:style style:parent-style-name="644" style:display-name="Index 1" style:family="paragraph" style:name="720">
      <style:paragraph-properties fo:margin-left="0cm" fo:margin-right="0cm" fo:text-indent="0cm"/>
    </style:style>
    <style:style style:parent-style-name="644" style:display-name="Index 2" style:family="paragraph" style:name="721">
      <style:paragraph-properties fo:margin-left="0.4992cm" fo:margin-right="0cm" fo:text-indent="0cm"/>
    </style:style>
    <style:style style:parent-style-name="644" style:display-name="Index 3" style:family="paragraph" style:name="722">
      <style:paragraph-properties fo:margin-left="0.9984cm" fo:margin-right="0cm" fo:text-indent="0cm"/>
    </style:style>
    <style:style style:parent-style-name="644" style:display-name="User Index 1" style:family="paragraph" style:name="723">
      <style:paragraph-properties fo:margin-left="0cm" fo:margin-right="0cm" fo:text-indent="0cm">
        <style:tab-stops>
          <style:tab-stop style:position="17cm" style:type="right" style:leader-type="dotted" style:leader-style="dotted"/>
        </style:tab-stops>
      </style:paragraph-properties>
    </style:style>
    <style:style style:parent-style-name="644" style:display-name="User Index 2" style:family="paragraph" style:name="724">
      <style:paragraph-properties fo:margin-left="0.4992cm" fo:margin-right="0cm" fo:text-indent="0cm">
        <style:tab-stops>
          <style:tab-stop style:position="17cm" style:type="right" style:leader-type="dotted" style:leader-style="dotted"/>
        </style:tab-stops>
      </style:paragraph-properties>
    </style:style>
    <style:style style:parent-style-name="644" style:display-name="User Index 3" style:family="paragraph" style:name="725">
      <style:paragraph-properties fo:margin-left="0.9984cm" fo:margin-right="0cm" fo:text-indent="0cm">
        <style:tab-stops>
          <style:tab-stop style:position="17cm" style:type="right" style:leader-type="dotted" style:leader-style="dotted"/>
        </style:tab-stops>
      </style:paragraph-properties>
    </style:style>
    <style:style style:parent-style-name="644" style:display-name="User Index 4" style:family="paragraph" style:name="726">
      <style:paragraph-properties fo:margin-left="1.498cm" fo:margin-right="0cm" fo:text-indent="0cm">
        <style:tab-stops>
          <style:tab-stop style:position="17cm" style:type="right" style:leader-type="dotted" style:leader-style="dotted"/>
        </style:tab-stops>
      </style:paragraph-properties>
    </style:style>
    <style:style style:parent-style-name="644" style:display-name="User Index 5" style:family="paragraph" style:name="727">
      <style:paragraph-properties fo:margin-left="1.997cm" fo:margin-right="0cm" fo:text-indent="0cm">
        <style:tab-stops>
          <style:tab-stop style:position="17cm" style:type="right" style:leader-type="dotted" style:leader-style="dotted"/>
        </style:tab-stops>
      </style:paragraph-properties>
    </style:style>
    <style:style style:parent-style-name="644" style:display-name="User Index 6" style:family="paragraph" style:name="728">
      <style:paragraph-properties fo:margin-left="2.496cm" fo:margin-right="0cm" fo:text-indent="0cm">
        <style:tab-stops>
          <style:tab-stop style:position="17cm" style:type="right" style:leader-type="dotted" style:leader-style="dotted"/>
        </style:tab-stops>
      </style:paragraph-properties>
    </style:style>
    <style:style style:parent-style-name="644" style:display-name="User Index 7" style:family="paragraph" style:name="729">
      <style:paragraph-properties fo:margin-left="2.995cm" fo:margin-right="0cm" fo:text-indent="0cm">
        <style:tab-stops>
          <style:tab-stop style:position="17cm" style:type="right" style:leader-type="dotted" style:leader-style="dotted"/>
        </style:tab-stops>
      </style:paragraph-properties>
    </style:style>
    <style:style style:parent-style-name="644" style:display-name="User Index 8" style:family="paragraph" style:name="730">
      <style:paragraph-properties fo:margin-left="3.494cm" fo:margin-right="0cm" fo:text-indent="0cm">
        <style:tab-stops>
          <style:tab-stop style:position="17cm" style:type="right" style:leader-type="dotted" style:leader-style="dotted"/>
        </style:tab-stops>
      </style:paragraph-properties>
    </style:style>
    <style:style style:parent-style-name="644" style:display-name="User Index 9" style:family="paragraph" style:name="731">
      <style:paragraph-properties fo:margin-left="3.994cm" fo:margin-right="0cm" fo:text-indent="0cm">
        <style:tab-stops>
          <style:tab-stop style:position="17cm" style:type="right" style:leader-type="dotted" style:leader-style="dotted"/>
        </style:tab-stops>
      </style:paragraph-properties>
    </style:style>
    <style:style style:parent-style-name="644" style:display-name="User Index 10" style:family="paragraph" style:name="732">
      <style:paragraph-properties fo:margin-left="4.493cm" fo:margin-right="0cm" fo:text-indent="0cm">
        <style:tab-stops>
          <style:tab-stop style:position="17cm" style:type="right" style:leader-type="dotted" style:leader-style="dotted"/>
        </style:tab-stops>
      </style:paragraph-properties>
    </style:style>
    <style:style style:parent-style-name="644" style:display-name="Contents 4" style:family="paragraph" style:name="733">
      <style:paragraph-properties fo:margin-left="1.498cm" fo:margin-right="0cm" fo:text-indent="0cm">
        <style:tab-stops>
          <style:tab-stop style:position="17cm" style:type="right" style:leader-type="dotted" style:leader-style="dotted"/>
        </style:tab-stops>
      </style:paragraph-properties>
    </style:style>
    <style:style style:parent-style-name="644" style:display-name="Contents 5" style:family="paragraph" style:name="734">
      <style:paragraph-properties fo:margin-left="1.997cm" fo:margin-right="0cm" fo:text-indent="0cm">
        <style:tab-stops>
          <style:tab-stop style:position="17cm" style:type="right" style:leader-type="dotted" style:leader-style="dotted"/>
        </style:tab-stops>
      </style:paragraph-properties>
    </style:style>
    <style:style style:parent-style-name="644" style:display-name="Contents 6" style:family="paragraph" style:name="735">
      <style:paragraph-properties fo:margin-left="2.496cm" fo:margin-right="0cm" fo:text-indent="0cm">
        <style:tab-stops>
          <style:tab-stop style:position="17cm" style:type="right" style:leader-type="dotted" style:leader-style="dotted"/>
        </style:tab-stops>
      </style:paragraph-properties>
    </style:style>
    <style:style style:parent-style-name="644" style:display-name="Contents 8" style:family="paragraph" style:name="736">
      <style:paragraph-properties fo:margin-left="3.494cm" fo:margin-right="0cm" fo:text-indent="0cm">
        <style:tab-stops>
          <style:tab-stop style:position="17cm" style:type="right" style:leader-type="dotted" style:leader-style="dotted"/>
        </style:tab-stops>
      </style:paragraph-properties>
    </style:style>
    <style:style style:parent-style-name="644" style:display-name="Contents 9" style:family="paragraph" style:name="737">
      <style:paragraph-properties fo:margin-left="3.994cm" fo:margin-right="0cm" fo:text-indent="0cm">
        <style:tab-stops>
          <style:tab-stop style:position="17cm" style:type="right" style:leader-type="dotted" style:leader-style="dotted"/>
        </style:tab-stops>
      </style:paragraph-properties>
    </style:style>
    <style:style style:parent-style-name="639" style:display-name="Horizontal Line" style:family="paragraph" style:name="738">
      <style:text-properties fo:font-size="6pt"/>
      <style:paragraph-properties fo:margin-top="0pt" fo:margin-bottom="14.15pt" fo:border-top="none" fo:border-bottom="0.00882cm solid #808080" fo:border-left="none" fo:border-right="none"/>
    </style:style>
    <style:style style:parent-style-name="643" style:display-name="Drawing" style:family="paragraph" style:name="739"/>
    <style:style style:parent-style-name="643" style:display-name="Illustration" style:family="paragraph" style:name="740"/>
    <style:style style:parent-style-name="643" style:display-name="Table" style:family="paragraph" style:name="741"/>
    <style:style style:parent-style-name="643" style:display-name="Text" style:family="paragraph" style:name="742"/>
    <style:style style:parent-style-name="639" style:display-name="Signature" style:family="paragraph" style:name="743"/>
    <style:style style:parent-style-name="639" style:display-name="Preformatted Text" style:family="paragraph" style:name="744">
      <style:text-properties fo:font-family="Liberation Mono" style:font-family-asian="Noto Sans Mono CJK SC" style:font-family-complex="Liberation Mono" fo:font-size="10pt"/>
      <style:paragraph-properties fo:margin-top="0pt" fo:margin-bottom="0pt"/>
    </style:style>
    <style:style style:parent-style-name="651" style:display-name="Object index heading" style:family="paragraph" style:name="745">
      <style:text-properties fo:font-size="16pt" fo:font-weight="bold"/>
      <style:paragraph-properties fo:margin-left="0cm" fo:margin-right="0cm" fo:text-indent="0cm"/>
    </style:style>
    <style:style style:parent-style-name="651" style:display-name="User Index Heading" style:family="paragraph" style:name="746">
      <style:text-properties fo:font-size="16pt" fo:font-weight="bold"/>
      <style:paragraph-properties fo:margin-left="0cm" fo:margin-right="0cm" fo:text-indent="0cm"/>
    </style:style>
    <style:style style:parent-style-name="651" style:display-name="Table index heading" style:family="paragraph" style:name="747">
      <style:text-properties fo:font-size="16pt" fo:font-weight="bold"/>
      <style:paragraph-properties fo:margin-left="0cm" fo:margin-right="0cm" fo:text-indent="0cm"/>
    </style:style>
    <style:style style:parent-style-name="640" style:display-name="Heading 4" style:family="paragraph" style:name="748">
      <style:text-properties fo:font-size="13.5pt" fo:font-style="italic" fo:font-weight="bold"/>
      <style:paragraph-properties fo:margin-top="6pt" fo:margin-bottom="6pt"/>
    </style:style>
    <style:style style:parent-style-name="640" style:display-name="Heading 5" style:family="paragraph" style:name="749">
      <style:text-properties fo:font-size="12pt" fo:font-weight="bold"/>
      <style:paragraph-properties fo:margin-top="6pt" fo:margin-bottom="3pt"/>
    </style:style>
    <style:style style:parent-style-name="640" style:display-name="Heading 6" style:family="paragraph" style:name="750">
      <style:text-properties fo:font-size="12pt" fo:font-style="italic" fo:font-weight="bold"/>
      <style:paragraph-properties fo:margin-top="3pt" fo:margin-bottom="3pt"/>
    </style:style>
    <style:style style:parent-style-name="640" style:display-name="Heading 7" style:family="paragraph" style:name="751">
      <style:text-properties fo:font-size="11pt" fo:font-weight="bold"/>
      <style:paragraph-properties fo:margin-top="3pt" fo:margin-bottom="3pt"/>
    </style:style>
    <style:style style:parent-style-name="640" style:display-name="Heading 8" style:family="paragraph" style:name="752">
      <style:text-properties fo:font-size="11pt" fo:font-style="italic" fo:font-weight="bold"/>
      <style:paragraph-properties fo:margin-top="3pt" fo:margin-bottom="3pt"/>
    </style:style>
    <style:style style:parent-style-name="640" style:display-name="Heading 9" style:family="paragraph" style:name="753">
      <style:text-properties fo:font-size="10.5pt" fo:font-weight="bold"/>
      <style:paragraph-properties fo:margin-top="3pt" fo:margin-bottom="3pt"/>
    </style:style>
    <style:style style:parent-style-name="640" style:display-name="Heading 10" style:family="paragraph" style:name="754">
      <style:text-properties fo:font-size="10.5pt" fo:font-weight="bold"/>
      <style:paragraph-properties fo:margin-top="3pt" fo:margin-bottom="3pt"/>
    </style:style>
    <style:style style:parent-style-name="640" style:display-name="Subtitle" style:family="paragraph" style:name="755">
      <style:text-properties fo:font-size="18pt"/>
      <style:paragraph-properties fo:text-align="center" fo:margin-top="3pt" fo:margin-bottom="6pt"/>
    </style:style>
    <style:style style:parent-style-name="641" style:display-name="notion à retenir" style:family="paragraph" style:name="756">
      <style:text-properties/>
      <style:paragraph-properties/>
    </style:style>
    <style:style style:parent-style-name="639" style:display-name="Table Contents" style:family="paragraph" style:name="757">
      <style:text-properties fo:color="#000000" style:text-line-through-type="none" fo:font-family="Liberation Sans" style:font-family-complex="'Liberation Sans'" fo:font-size="12pt" fo:font-style="normal" style:text-underline-type="none" style:text-underline-width="auto" fo:font-weight="normal"/>
      <style:paragraph-properties fo:text-align="left" fo:background-color="#ffffff"/>
    </style:style>
    <style:style style:parent-style-name="757" style:display-name="Table Heading" style:family="paragraph" style:name="758">
      <style:text-properties fo:font-weight="bold"/>
      <style:paragraph-properties fo:text-align="center"/>
    </style:style>
    <style:style style:parent-style-name="638" style:display-name="Footnote Symbol" style:family="text" style:name="759"/>
    <style:style style:parent-style-name="638" style:display-name="Footnote anchor" style:family="text" style:name="760">
      <style:text-properties style:text-position="super 58%"/>
    </style:style>
    <style:style style:parent-style-name="638" style:display-name="Internet link" style:family="text" style:name="761">
      <style:text-properties fo:color="#000080" style:text-underline-type="single" style:text-underline-style="solid" style:text-underline-width="auto" style:text-underline-color="font-color"/>
    </style:style>
    <style:style style:parent-style-name="638" style:display-name="Index Link" style:family="text" style:name="762"/>
    <style:style style:parent-style-name="638" style:display-name="Numbering Symbols" style:family="text" style:name="763"/>
    <style:style style:parent-style-name="638" style:display-name="Bullet Symbols" style:family="text" style:name="764">
      <style:text-properties fo:font-family="OpenSymbol" style:font-family-asian="OpenSymbol" style:font-family-complex="OpenSymbol"/>
    </style:style>
    <style:style style:class="default" style:display-name="Default Paragraph Font" style:family="text" style:name="1092"/>
    <style:style style:family="text" style:name="T1">
      <style:text-properties fo:font-family="OpenSymbol" style:font-family-asian="OpenSymbol" style:font-family-complex="OpenSymbol"/>
    </style:style>
    <style:style style:family="text" style:name="T2">
      <style:text-properties fo:font-family="OpenSymbol" style:font-family-asian="OpenSymbol" style:font-family-complex="OpenSymbol"/>
    </style:style>
    <style:style style:family="text" style:name="T3">
      <style:text-properties fo:font-family="OpenSymbol" style:font-family-asian="OpenSymbol" style:font-family-complex="OpenSymbol"/>
    </style:style>
    <style:style style:family="text" style:name="T4">
      <style:text-properties fo:font-family="OpenSymbol" style:font-family-asian="OpenSymbol" style:font-family-complex="OpenSymbol"/>
    </style:style>
    <style:style style:family="text" style:name="T5">
      <style:text-properties fo:font-family="OpenSymbol" style:font-family-asian="OpenSymbol" style:font-family-complex="OpenSymbol"/>
    </style:style>
    <style:style style:family="text" style:name="T6">
      <style:text-properties fo:font-family="OpenSymbol" style:font-family-asian="OpenSymbol" style:font-family-complex="OpenSymbol"/>
    </style:style>
    <style:style style:family="text" style:name="T7">
      <style:text-properties fo:font-family="OpenSymbol" style:font-family-asian="OpenSymbol" style:font-family-complex="OpenSymbol"/>
    </style:style>
    <style:style style:family="text" style:name="T8">
      <style:text-properties fo:font-family="OpenSymbol" style:font-family-asian="OpenSymbol" style:font-family-complex="OpenSymbol"/>
    </style:style>
    <style:style style:family="text" style:name="T9">
      <style:text-properties fo:font-family="OpenSymbol" style:font-family-asian="OpenSymbol" style:font-family-complex="OpenSymbol"/>
    </style:style>
    <text:list-style style:name="WWNum1">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2">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3">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4">
      <text:list-level-style-bullet text:level="1" text:style-name="T1" text:bullet-char="">
        <style:list-level-properties text:list-level-position-and-space-mode="label-alignment">
          <style:list-level-label-alignment fo:text-indent="-0.635cm" fo:margin-left="1.27cm"/>
        </style:list-level-properties>
        <style:text-properties fo:font-family="OpenSymbol" style:font-family-asian="OpenSymbol" style:font-family-complex="OpenSymbol"/>
      </text:list-level-style-bullet>
      <text:list-level-style-bullet text:level="2" text:style-name="T2" text:bullet-char="• ">
        <style:list-level-properties text:list-level-position-and-space-mode="label-alignment">
          <style:list-level-label-alignment fo:text-indent="-0.635cm" fo:margin-left="1.905cm"/>
        </style:list-level-properties>
        <style:text-properties fo:font-family="OpenSymbol" style:font-family-asian="OpenSymbol" style:font-family-complex="OpenSymbol"/>
      </text:list-level-style-bullet>
      <text:list-level-style-bullet text:level="3" text:style-name="T3" text:bullet-char="">
        <style:list-level-properties text:list-level-position-and-space-mode="label-alignment">
          <style:list-level-label-alignment fo:text-indent="-0.635cm" fo:margin-left="2.54cm"/>
        </style:list-level-properties>
        <style:text-properties fo:font-family="OpenSymbol" style:font-family-asian="OpenSymbol" style:font-family-complex="OpenSymbol"/>
      </text:list-level-style-bullet>
      <text:list-level-style-bullet text:level="4" text:style-name="T4" text:bullet-char="">
        <style:list-level-properties text:list-level-position-and-space-mode="label-alignment">
          <style:list-level-label-alignment fo:text-indent="-0.635cm" fo:margin-left="3.175cm"/>
        </style:list-level-properties>
        <style:text-properties fo:font-family="OpenSymbol" style:font-family-asian="OpenSymbol" style:font-family-complex="OpenSymbol"/>
      </text:list-level-style-bullet>
      <text:list-level-style-bullet text:level="5" text:style-name="T5" text:bullet-char="">
        <style:list-level-properties text:list-level-position-and-space-mode="label-alignment">
          <style:list-level-label-alignment fo:text-indent="-0.635cm" fo:margin-left="3.81cm"/>
        </style:list-level-properties>
        <style:text-properties fo:font-family="OpenSymbol" style:font-family-asian="OpenSymbol" style:font-family-complex="OpenSymbol"/>
      </text:list-level-style-bullet>
      <text:list-level-style-bullet text:level="6" text:style-name="T6" text:bullet-char="">
        <style:list-level-properties text:list-level-position-and-space-mode="label-alignment">
          <style:list-level-label-alignment fo:text-indent="-0.635cm" fo:margin-left="4.445cm"/>
        </style:list-level-properties>
        <style:text-properties fo:font-family="OpenSymbol" style:font-family-asian="OpenSymbol" style:font-family-complex="OpenSymbol"/>
      </text:list-level-style-bullet>
      <text:list-level-style-bullet text:level="7" text:style-name="T7" text:bullet-char="">
        <style:list-level-properties text:list-level-position-and-space-mode="label-alignment">
          <style:list-level-label-alignment fo:text-indent="-0.635cm" fo:margin-left="5.08cm"/>
        </style:list-level-properties>
        <style:text-properties fo:font-family="OpenSymbol" style:font-family-asian="OpenSymbol" style:font-family-complex="OpenSymbol"/>
      </text:list-level-style-bullet>
      <text:list-level-style-bullet text:level="8" text:style-name="T8" text:bullet-char="">
        <style:list-level-properties text:list-level-position-and-space-mode="label-alignment">
          <style:list-level-label-alignment fo:text-indent="-0.635cm" fo:margin-left="5.715cm"/>
        </style:list-level-properties>
        <style:text-properties fo:font-family="OpenSymbol" style:font-family-asian="OpenSymbol" style:font-family-complex="OpenSymbol"/>
      </text:list-level-style-bullet>
      <text:list-level-style-bullet text:level="9" text:style-name="T9" text:bullet-char="">
        <style:list-level-properties text:list-level-position-and-space-mode="label-alignment">
          <style:list-level-label-alignment fo:text-indent="-0.635cm" fo:margin-left="6.35cm"/>
        </style:list-level-properties>
        <style:text-properties fo:font-family="OpenSymbol" style:font-family-asian="OpenSymbol" style:font-family-complex="OpenSymbol"/>
      </text:list-level-style-bullet>
    </text:list-style>
    <text:list-style style:name="WWNum5">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6">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office:styles>
  <office:automatic-styles>
    <style:page-layout style:name="Mpm1">
      <style:page-layout-properties fo:page-width="21cm" fo:page-height="29.7cm" style:print-orientation="portrait" fo:margin-top="2cm" fo:margin-bottom="2cm" fo:margin-left="2cm" fo:margin-right="2cm"/>
      <style:header-style>
        <style:header-footer-properties svg:height="2cm" fo:min-height="2cm"/>
      </style:header-style>
    </style:page-layout>
    <style:page-layout style:name="Mpm2">
      <style:page-layout-properties fo:page-width="21cm" fo:page-height="29.7cm" style:print-orientation="portrait" fo:margin-top="2cm" fo:margin-bottom="2cm" fo:margin-left="2cm" fo:margin-right="2cm"/>
      <style:header-style>
        <style:header-footer-properties svg:height="2cm" fo:min-height="2cm"/>
      </style:header-style>
    </style:page-layout>
    <style:style style:parent-style-name="662" style:family="paragraph" style:name="P141">
      <style:text-properties fo:color="#ffffff"/>
      <style:paragraph-properties/>
    </style:style>
    <style:style style:family="text" style:name="T39">
      <style:text-properties fo:color="#ffffff"/>
    </style:style>
    <style:style style:family="text" style:name="T40">
      <style:text-properties fo:color="#ffffff"/>
    </style:style>
    <style:style style:parent-style-name="662" style:family="paragraph" style:name="P143">
      <style:text-properties fo:color="#ffffff"/>
      <style:paragraph-properties/>
    </style:style>
    <style:style style:family="text" style:name="T41">
      <style:text-properties fo:color="#ffffff"/>
    </style:style>
    <style:style style:family="text" style:name="T42">
      <style:text-properties fo:color="#ffffff"/>
    </style:style>
  </office:automatic-styles>
  <office:master-styles>
    <style:master-page style:name="Standard" style:page-layout-name="Mpm1">
      <style:header>
        <text:p text:style-name="P141"><text:span text:style-name="T39"/><text:span text:style-name="T40"/></text:p>
      </style:header>
    </style:master-page>
    <style:master-page style:name="MasterPage2" style:page-layout-name="Mpm2">
      <style:header>
        <text:p text:style-name="P143"><text:span text:style-name="T41"/><text:span text:style-name="T4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4.1.36</meta:generator>
    <meta:creation-date>2023-06-09T18:53:21Z</meta:creation-date>
  </office:meta>
</office:document-meta>
</file>